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3" style:family="paragraph" style:parent-style-name="Standard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officeooo:paragraph-rsid="00c80ebc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paragraph-rsid="0063708f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c95301"/>
    </style:style>
    <style:style style:name="T1" style:family="text">
      <style:text-properties fo:font-weight="normal" fo:background-color="transparent" style:font-weight-asian="normal" style:font-weight-complex="normal"/>
    </style:style>
    <style:style style:name="T2" style:family="text">
      <style:text-properties fo:font-weight="normal" officeooo:rsid="00c80ebc" fo:background-color="transparent" style:font-weight-asian="normal" style:font-weight-complex="normal"/>
    </style:style>
    <style:style style:name="T3" style:family="text">
      <style:text-properties fo:font-weight="normal" officeooo:rsid="00c95301" fo:background-color="transparen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ineering Mathematics</text:p>
      <text:p text:style-name="P1"><text:a xlink:type="simple" xlink:href="../Mathematical%20Logic%20-%20Notes.odt"><text:span text:style-name="Strong_20_Emphasis"><text:span text:style-name="T1"/></text:span></text:a></text:p>
      <text:list xml:id="list7503043354784244358" text:style-name="L1">
        <text:list-item>
          <text:p text:style-name="P4"><text:a xlink:type="simple" xlink:href="../Mathematical%20Logic%20-%20Notes.odt"><text:span text:style-name="Strong_20_Emphasis"><text:span text:style-name="T1">Mathematical Logic</text:span></text:span></text:a></text:p>
        </text:list-item>
        <text:list-item>
          <text:p text:style-name="P4"><text:a xlink:type="simple" xlink:href="../Set%20Theory%20and%20Algebra.odt"><text:span text:style-name="Strong_20_Emphasis"><text:span text:style-name="T1">Set Theory &amp; Algebra</text:span></text:span></text:a></text:p>
        </text:list-item>
        <text:list-item>
          <text:p text:style-name="P4"><text:a xlink:type="simple" xlink:href="../Combinatorics%20-%20Notes.odt"><text:span text:style-name="Strong_20_Emphasis"><text:span text:style-name="T1">Combinatorics</text:span></text:span></text:a></text:p>
        </text:list-item>
        <text:list-item>
          <text:p text:style-name="P4"><text:a xlink:type="simple" xlink:href="../Probability%20-%20Notes.odt"><text:span text:style-name="Strong_20_Emphasis"><text:span text:style-name="T1">Probability</text:span></text:span></text:a></text:p>
        </text:list-item>
        <text:list-item>
          <text:p text:style-name="P5"><text:a xlink:type="simple" xlink:href="../Graph%20Theory%20-%20Notes.odt"><text:span text:style-name="Strong_20_Emphasis"><text:span text:style-name="T2">Graph Theory</text:span></text:span></text:a></text:p>
        </text:list-item>
        <text:list-item>
          <text:p text:style-name="P6"><text:a xlink:type="simple" xlink:href="../Linear%20Algebra%20-%20Notes.odt"><text:span text:style-name="Strong_20_Emphasis"><text:span text:style-name="T1">Linear Algebra</text:span></text:span></text:a></text:p>
        </text:list-item>
        <text:list-item>
          <text:p text:style-name="P7"><text:a xlink:type="simple" xlink:href="../Numerical%20Methods%20-%20Notes.odt"><text:span text:style-name="T3">Numerical Methods</text:span></text:a></text:p>
        </text:list-item>
        <text:list-item>
          <text:p text:style-name="P3"><text:a xlink:type="simple" xlink:href="../Calculus%20-%20Notes.odt"><text:span text:style-name="Strong_20_Emphasis"><text:span text:style-name="T1">Calculus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1T06:34:15</meta:creation-date>
    <dc:date>2013-10-01T21:07:30</dc:date>
    <dc:creator>Kempa </dc:creator>
    <meta:editing-duration>P2DT1H39M55S</meta:editing-duration>
    <meta:editing-cycles>193</meta:editing-cycles>
    <meta:generator>LibreOffice/4.0.2.2$Linux_x86 LibreOffice_project/400m0$Build-2</meta:generator>
    <meta:document-statistic meta:table-count="0" meta:image-count="0" meta:object-count="0" meta:page-count="1" meta:paragraph-count="9" meta:word-count="25" meta:character-count="144" meta:non-whitespace-character-count="136"/>
  </office:meta>
</office:document-meta>
</file>